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arheyeu, Yahor</meta:initial-creator>
    <dc:creator>Siarheyeu, Yahor</dc:creator>
    <meta:creation-date>2023-03-21T08:55:00Z</meta:creation-date>
    <dc:date>2023-03-21T08:57:00Z</dc:date>
    <meta:template xlink:href="Normal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